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 Light" style:font-name-complex="Calibri Ligh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2" style:parent-style-name="Paragraphedeliste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>
            <text:p text:style-name="P12">15/01/2018</text:p>
          </table:table-cell>
          <table:table-cell table:style-name="TableCell13">
            <text:list text:style-name="LFO1" text:continue-numbering="true">
              <text:list-item>
                <text:p text:style-name="P14">Prise de connaissance du projet</text:p>
              </text:list-item>
              <text:list-item>
                <text:p text:style-name="P15">Prise en main de GitHub Desktop</text:p>
              </text:list-item>
            </text:list>
            <text:p text:style-name="P16"><text:s text:c="5"/>• création du dossier portes_ouvertes</text:p>
            <text:p text:style-name="P17"><text:s text:c="5"/>• création du dossier<text:s/>suivi_personnel</text:p>
            <text:list text:style-name="LFO1" text:continue-numbering="true">
              <text:list-item>
                <text:p text:style-name="P18">Création de la plaquette pour la porte ouverte</text:p>
              </text:list-item>
            </text:list>
            <text:p text:style-name="P19"><text:s text:c="5"/>• en .pdf et .ppt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2/01/2018</text:p>
          </table:table-cell>
          <table:table-cell table:style-name="TableCell28">
            <text:list text:style-name="LFO1" text:continue-numbering="true">
              <text:list-item>
                <text:p text:style-name="P29">Recherches à propos de l’environnement Netbeans</text:p>
              </text:list-item>
            </text:list>
            <text:p text:style-name="P30"><text:s text:c="5"/>• comment il fonctionne</text:p>
            <text:p text:style-name="P31"><text:s text:c="5"/>• l’installation</text:p>
            <text:list text:style-name="LFO1" text:continue-numbering="true">
              <text:list-item>
                <text:p text:style-name="P32">Recherches sur le framework Symfony</text:p>
              </text:list-item>
            </text:list>
            <text:p text:style-name="P33"><text:s text:c="5"/>• comment il fonctionne</text:p>
            <text:p text:style-name="P34"><text:s text:c="5"/>• l’installation<text:s/></text:p>
          </table:table-cell>
        </table:table-row>
        <table:table-row table:style-name="TableRow35">
          <table:table-cell table:style-name="TableCell36">
            <text:p text:style-name="P37">23/01/2018</text:p>
          </table:table-cell>
          <table:table-cell table:style-name="TableCell38">
            <text:list text:style-name="LFO1" text:continue-numbering="true">
              <text:list-item>
                <text:p text:style-name="P39">Recherches sur la boucle de tension 4/20 Ma</text:p>
              </text:list-item>
            </text:list>
            <text:p text:style-name="P40"><text:s text:c="5"/>• but</text:p>
            <text:p text:style-name="P41"><text:s text:c="5"/>• comment la réalisée</text:p>
            <text:p text:style-name="P42"><text:s text:c="5"/>• émetteur / récepteur</text:p>
            <text:p text:style-name="P43"><text:s text:c="5"/>• l’installation</text:p>
            <text:list text:style-name="LFO1" text:continue-numbering="true">
              <text:list-item>
                <text:p text:style-name="P44">Création du diaporama</text:p>
              </text:list-item>
            </text:list>
            <text:p text:style-name="P45"><text:s text:c="5"/>• première page</text:p>
          </table:table-cell>
        </table:table-row>
        <table:table-row table:style-name="TableRow46">
          <table:table-cell table:style-name="TableCell47">
            <text:p text:style-name="P48">25/01/2018</text:p>
          </table:table-cell>
          <table:table-cell table:style-name="TableCell49">
            <text:list text:style-name="LFO1" text:continue-numbering="true">
              <text:list-item>
                <text:p text:style-name="P50">Finalisation du diaporama</text:p>
              </text:list-item>
            </text:list>
            <text:p text:style-name="P51"><text:s text:c="5"/>• présentation du projet et rôle des étudiants avec Steven</text:p>
            <text:p text:style-name="P52"><text:s text:c="5"/>• partie personnell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1-25T11:03:00Z</dc:date>
    <meta:template xlink:href="Normal.dotm" xlink:type="simple"/>
    <meta:editing-cycles>6</meta:editing-cycles>
    <meta:editing-duration>PT900S</meta:editing-duration>
    <meta:document-statistic meta:page-count="1" meta:paragraph-count="1" meta:word-count="120" meta:character-count="781" meta:row-count="5" meta:non-whitespace-character-count="662"/>
  </office:meta>
</office:document-meta>
</file>